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036cm" fo:min-width="3.818cm"/>
    </style:style>
    <style:style style:name="gr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037cm" fo:min-width="3.672cm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036cm" fo:min-width="3.818cm"/>
    </style:style>
    <style:style style:name="gr6" style:family="graphic" style:parent-style-name="standard">
      <style:graphic-properties draw:stroke="solid" draw:stroke-dash="Fine_20_Dashed" svg:stroke-color="#000000" draw:fill="none" draw:textarea-horizontal-align="justify" draw:textarea-vertical-align="middle" draw:auto-grow-height="false" fo:min-height="2.036cm" fo:min-width="3.81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037cm" fo:min-width="2.59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2.036cm" fo:min-width="5.34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318cm" svg:height="2.286cm" svg:x="14.224cm" svg:y="1.778cm">
          <text:p text:style-name="P1">Le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6.858cm" svg:height="2.286cm" svg:x="19.812cm" svg:y="1.778cm">
          <text:p text:style-name="P1">Kommuneavtal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16.51cm" svg:y1="6.35cm" svg:x2="22.352cm" svg:y2="4.064cm">
          <text:p/>
        </draw:line>
        <draw:custom-shape draw:style-name="gr1" draw:text-style-name="P2" draw:layer="layout" svg:width="4.318cm" svg:height="2.286cm" svg:x="14.224cm" svg:y="6.35cm">
          <text:p text:style-name="P1">Fastleg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2" draw:layer="layout" svg:x1="16.51cm" svg:y1="6.35cm" svg:x2="16.51cm" svg:y2="4.064cm">
          <text:p/>
        </draw:line>
        <draw:custom-shape draw:style-name="gr5" draw:text-style-name="P2" draw:layer="layout" svg:width="4.318cm" svg:height="2.286cm" svg:x="5.08cm" svg:y="1.778cm">
          <text:p text:style-name="P1">Resep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318cm" svg:height="2.286cm" svg:x="7.62cm" svg:y="6.35cm">
          <text:p text:style-name="P1">HvitResep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318cm" svg:height="2.286cm" svg:x="2.032cm" svg:y="6.35cm">
          <text:p text:style-name="P1">BlaaResept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2" draw:layer="layout" svg:x1="9.652cm" svg:y1="6.35cm" svg:x2="7.112cm" svg:y2="4.064cm">
          <text:p/>
        </draw:line>
        <draw:line draw:style-name="gr4" draw:text-style-name="P2" draw:layer="layout" svg:x1="4.318cm" svg:y1="6.35cm" svg:x2="7.366cm" svg:y2="4.064cm">
          <text:p/>
        </draw:line>
        <draw:custom-shape draw:style-name="gr5" draw:text-style-name="P2" draw:layer="layout" svg:width="4.318cm" svg:height="2.286cm" svg:x="9.525cm" svg:y="10.16cm">
          <text:p text:style-name="P1">Legemid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4.318cm" svg:height="2.286cm" svg:x="9.525cm" svg:y="15.494cm">
          <text:p text:style-name="P1">Legemiddel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4.318cm" svg:height="2.286cm" svg:x="4.318cm" svg:y="15.494cm">
          <text:p text:style-name="P1">Legemiddel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4.318cm" svg:height="2.286cm" svg:x="14.986cm" svg:y="15.494cm">
          <text:p text:style-name="P1">LegemiddelC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2" draw:layer="layout" svg:x1="6.35cm" svg:y1="15.494cm" svg:x2="11.684cm" svg:y2="12.446cm">
          <text:p/>
        </draw:line>
        <draw:line draw:style-name="gr4" draw:text-style-name="P2" draw:layer="layout" svg:x1="11.684cm" svg:y1="15.494cm" svg:x2="11.684cm" svg:y2="12.446cm">
          <text:p/>
        </draw:line>
        <draw:line draw:style-name="gr4" draw:text-style-name="P2" draw:layer="layout" svg:x1="17.018cm" svg:y1="15.494cm" svg:x2="11.684cm" svg:y2="12.446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4.318cm" svg:height="2.286cm" svg:x="7.239cm" svg:y="7.62cm">
          <text:p text:style-name="P1">Kø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5.08cm" svg:height="2.286cm" svg:x="14.478cm" svg:y="2.032cm">
          <text:p text:style-name="P1">Lis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318cm" svg:height="2.286cm" svg:x="1.778cm" svg:y="7.62cm">
          <text:p text:style-name="P1">Stab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4.318cm" svg:height="2.286cm" svg:x="7.239cm" svg:y="2.032cm">
          <text:p text:style-name="P1">Lenkelis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5.842cm" svg:height="2.286cm" svg:x="12.7cm" svg:y="7.62cm">
          <text:p text:style-name="P1">OrdnetLenkelist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2" draw:layer="layout" svg:x1="3.81cm" svg:y1="7.62cm" svg:x2="9.398cm" svg:y2="4.318cm">
          <text:p/>
        </draw:line>
        <draw:line draw:style-name="gr4" draw:text-style-name="P2" draw:layer="layout" svg:x1="9.398cm" svg:y1="7.62cm" svg:x2="9.398cm" svg:y2="4.318cm">
          <text:p/>
        </draw:line>
        <draw:line draw:style-name="gr4" draw:text-style-name="P2" draw:layer="layout" svg:x1="15.494cm" svg:y1="7.62cm" svg:x2="9.398cm" svg:y2="4.318cm">
          <text:p/>
        </draw:line>
        <draw:line draw:style-name="gr3" draw:text-style-name="P2" draw:layer="layout" svg:x1="3.81cm" svg:y1="7.62cm" svg:x2="16.764cm" svg:y2="4.318cm">
          <text:p/>
        </draw:line>
        <draw:line draw:style-name="gr3" draw:text-style-name="P2" draw:layer="layout" svg:x1="9.398cm" svg:y1="7.62cm" svg:x2="16.764cm" svg:y2="4.318cm">
          <text:p/>
        </draw:line>
        <draw:line draw:style-name="gr3" draw:text-style-name="P2" draw:layer="layout" svg:x1="15.494cm" svg:y1="7.62cm" svg:x2="16.764cm" svg:y2="4.318cm">
          <text:p/>
        </draw:line>
        <draw:custom-shape draw:style-name="gr9" draw:text-style-name="P2" draw:layer="layout" svg:width="5.842cm" svg:height="2.286cm" svg:x="12.7cm" svg:y="11.684cm">
          <text:p text:style-name="P1">Legelist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2" draw:layer="layout" svg:x1="15.748cm" svg:y1="11.684cm" svg:x2="15.748cm" svg:y2="9.906cm">
          <text:p/>
        </draw:lin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8T16:13:46.459352197</meta:creation-date>
    <meta:generator>LibreOffice/5.1.6.2$Linux_X86_64 LibreOffice_project/10m0$Build-2</meta:generator>
    <dc:date>2017-03-20T10:16:29.418132670</dc:date>
    <meta:editing-duration>PT23H44M19S</meta:editing-duration>
    <meta:editing-cycles>2</meta:editing-cycles>
    <meta:document-statistic meta:object-count="55"/>
  </office:meta>
</office:document-meta>
</file>